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q4.mp4" manifest:media-type="video/mp4"/>
  <manifest:file-entry manifest:full-path="Media/q3.mp4" manifest:media-type="video/mp4"/>
  <manifest:file-entry manifest:full-path="Media/t1.mp4" manifest:media-type="video/mp4"/>
  <manifest:file-entry manifest:full-path="Media/q2.mp4" manifest:media-type="video/mp4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A00000184700445D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68cm" svg:height="15.87cm" svg:x="4.732cm" svg:y="-0.12cm">
          <draw:image xlink:href="Pictures/100000010000019A00000184700445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name="Media object 1" draw:style-name="gr3" draw:layer="layout" svg:width="28.447cm" svg:height="15.239cm" svg:x="-0.219cm" svg:y="0.256cm">
          <draw:plugin xlink:href="Media/t1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name="Media object 2" draw:style-name="gr3" draw:layer="layout" svg:width="28.447cm" svg:height="15.239cm" svg:x="-0.219cm" svg:y="0.256cm">
          <draw:plugin xlink:href="Media/q2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Media object 3" draw:style-name="gr3" draw:layer="layout" svg:width="28.447cm" svg:height="15.239cm" svg:x="-0.219cm" svg:y="0.256cm">
          <draw:plugin xlink:href="Media/q3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Media object 4" draw:style-name="gr3" draw:layer="layout" svg:width="28.447cm" svg:height="15.239cm" svg:x="-0.219cm" svg:y="0.256cm">
          <draw:plugin xlink:href="Media/q4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35:32.923525036</meta:creation-date>
    <dc:date>2025-10-19T15:57:32.650105444</dc:date>
    <meta:editing-duration>PT1H51M19S</meta:editing-duration>
    <meta:editing-cycles>16</meta:editing-cycles>
    <meta:generator>LibreOffice/24.2.7.2$Linux_X86_64 LibreOffice_project/420$Build-2</meta:generator>
    <meta:document-statistic meta:object-count="36"/>
  </office:meta>
</office:document-meta>
</file>